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25-02-05 0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6144" calcext:value-type="float">
            <text:p>128.4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24-02-06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388" calcext:value-type="float">
            <text:p>126.2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23-02-07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7552" calcext:value-type="float">
            <text:p>126.7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21-02-10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9504" calcext:value-type="float">
            <text:p>124.8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20-02-04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17-02-0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0224" calcext:value-type="float">
            <text:p>122.9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15-02-0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7448" calcext:value-type="float">
            <text:p>122.8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14-02-12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6488" calcext:value-type="float">
            <text:p>118.9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13-02-21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10-02-24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9256" calcext:value-type="float">
            <text:p>109.1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09-02-28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08-02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4728" calcext:value-type="float">
            <text:p>104.8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07-02-22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06-02-2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05-02-24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04-02-22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03-02-2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02-02-2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0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01-02-2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0848" calcext:value-type="float">
            <text:p>100.5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2000-02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99-02-2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98-02-2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97-02-2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96-02-2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91-02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90-02-2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9-02-22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8-02-17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7-07-15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7-02-1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6-11-1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6-09-03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6-0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5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5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5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4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4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4-0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3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2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2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1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1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80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9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9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9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9-1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9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9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8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8-0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7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7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6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6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6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5-1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5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4-1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4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3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2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2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1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0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0-1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0-04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70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69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69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34</text:p>
          </table:table-cell>
          <table:table-cell office:value-type="string" calcext:value-type="string">
            <text:p>1969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1" meta:object-count="0"/>
    <meta:user-defined meta:name="AppVersion">3.0</meta:user-defined>
  </office:meta>
</office:document-meta>
</file>